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DNS and Name Resolution</text:p>
          </draw:text-box>
        </draw:frame>
        <draw:frame draw:style-name="TransBox" svg:width="31.8700cm" svg:height="3.5000cm" svg:x="1.0000cm" svg:y="8.8000cm">
          <draw:text-box>
            <text:p text:style-name="PBody">Understanding how RHEL resolves names is essential for troubleshooting connectivity issues. The resolution stack on RHEL 10 uses systemd-resolved integrated with NetworkManager. Resolution order</text:p>
          </draw:text-box>
        </draw:frame>
        <draw:frame draw:style-name="TransBox" svg:width="31.8700cm" svg:height="1.0000cm" svg:x="1.0000cm" svg:y="17.8000cm">
          <draw:text-box>
            <text:p text:style-name="PFooter">03-rhcsa/10-dns-resolution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Resolution order</text:p>
            <text:p text:style-name="PBullet">▶  /etc/hosts</text:p>
            <text:p text:style-name="PBullet">▶  /etc/resolv.conf</text:p>
            <text:p text:style-name="PBullet">▶  Check DNS resolution</text:p>
            <text:p text:style-name="PBullet">▶  resolvectl — systemd-resolved control</text:p>
            <text:p text:style-name="PBullet">▶  Set DNS servers per connection</text:p>
            <text:p text:style-name="PBullet">▶  Search domains</text:p>
            <text:p text:style-name="PBullet">▶  /etc/nsswitch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solution order</text:p>
          </draw:text-box>
        </draw:frame>
        <draw:frame draw:style-name="TransBox" svg:width="31.8700cm" svg:height="13.5500cm" svg:x="1.0000cm" svg:y="4.0000cm">
          <draw:text-box>
            <text:p text:style-name="PBullet">• When you ping hostname, RHEL checks:</text:p>
            <text:p text:style-name="PBullet">• /etc/hosts (local overrides — checked first)</text:p>
            <text:p text:style-name="PBullet">• systemd-resolved stub resolver (127.0.0.53)</text:p>
            <text:p text:style-name="PBullet">• Upstream DNS servers (from NetworkManager connection config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hosts</text:p>
          </draw:text-box>
        </draw:frame>
        <draw:frame draw:style-name="TransBox" svg:width="15.7350cm" svg:height="13.5500cm" svg:x="1.0000cm" svg:y="4.0000cm">
          <draw:text-box>
            <text:p text:style-name="PBullet">• Local static name-to-IP mappings. Takes priority over DNS.</text:p>
            <text:p text:style-name="PBullet">• To add a local override:</text:p>
          </draw:text-box>
        </draw:frame>
        <draw:frame draw:style-name="CodeBox" svg:width="15.7350cm" svg:height="13.5500cm" svg:x="17.1350cm" svg:y="4.0000cm">
          <draw:text-box>
            <text:p text:style-name="PCode">cat /etc/hos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hosts (cont.)</text:p>
          </draw:text-box>
        </draw:frame>
        <draw:frame draw:style-name="CodeBox" svg:width="31.8700cm" svg:height="13.5500cm" svg:x="1.0000cm" svg:y="4.0000cm">
          <draw:text-box>
            <text:p text:style-name="PCode">127.0.0.1   localhost localhost.localdomain
::1         localhost localhost.localdomain
192.168.1.10  app01.lab.local app01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hosts (cont.)</text:p>
          </draw:text-box>
        </draw:frame>
        <draw:frame draw:style-name="CodeBox" svg:width="31.8700cm" svg:height="13.5500cm" svg:x="1.0000cm" svg:y="4.0000cm">
          <draw:text-box>
            <text:p text:style-name="PCode">sudo vim /etc/hos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resolv.conf</text:p>
          </draw:text-box>
        </draw:frame>
        <draw:frame draw:style-name="TransBox" svg:width="15.7350cm" svg:height="13.5500cm" svg:x="1.0000cm" svg:y="4.0000cm">
          <draw:text-box>
            <text:p text:style-name="PBullet">• Points to the stub resolver. On RHEL 10 with systemd-resolved this is</text:p>
            <text:p text:style-name="PBullet">• managed automatically — do not edit it by hand.</text:p>
          </draw:text-box>
        </draw:frame>
        <draw:frame draw:style-name="CodeBox" svg:width="15.7350cm" svg:height="13.5500cm" svg:x="17.1350cm" svg:y="4.0000cm">
          <draw:text-box>
            <text:p text:style-name="PCode">cat /etc/resolv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resolv.conf (cont.)</text:p>
          </draw:text-box>
        </draw:frame>
        <draw:frame draw:style-name="CodeBox" svg:width="31.8700cm" svg:height="13.5500cm" svg:x="1.0000cm" svg:y="4.0000cm">
          <draw:text-box>
            <text:p text:style-name="PCode">nameserver 127.0.0.53
options edns0 trust-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DNS resolution</text:p>
          </draw:text-box>
        </draw:frame>
        <draw:frame draw:style-name="CodeBox" svg:width="31.8700cm" svg:height="13.5500cm" svg:x="1.0000cm" svg:y="4.0000cm">
          <draw:text-box>
            <text:p text:style-name="PCode"># Simple lookup
host access.redhat.com

# Detailed A record lookup
dig access.redhat.com

# Specific record type
dig MX redhat.com
dig AAAA access.redhat.com

# Reverse lookup (IP to name)
dig -x 8.8.8.8

# Short answer only
… (4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solvectl — systemd-resolved control</text:p>
          </draw:text-box>
        </draw:frame>
        <draw:frame draw:style-name="CodeBox" svg:width="31.8700cm" svg:height="13.5500cm" svg:x="1.0000cm" svg:y="4.0000cm">
          <draw:text-box>
            <text:p text:style-name="PCode"># Show current DNS configuration per interface
resolvectl status

# Query a name (uses systemd-resolved)
resolvectl query access.redhat.com

# Flush the DNS cache
sudo resolvectl flush-caches

# Show statistics
resolvectl statistic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 DNS servers per connection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Wired connection 1" \
  ipv4.dns "192.168.1.1 8.8.8.8 2001:4860:4860::8888"

sudo nmcli connection up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 domains</text:p>
          </draw:text-box>
        </draw:frame>
        <draw:frame draw:style-name="TransBox" svg:width="15.7350cm" svg:height="13.5500cm" svg:x="1.0000cm" svg:y="4.0000cm">
          <draw:text-box>
            <text:p text:style-name="PBullet">• Now ping app01 resolves to app01.lab.local automatically.</text:p>
          </draw:text-box>
        </draw:frame>
        <draw:frame draw:style-name="CodeBox" svg:width="15.7350cm" svg:height="13.5500cm" svg:x="17.1350cm" svg:y="4.0000cm">
          <draw:text-box>
            <text:p text:style-name="PCode">sudo nmcli connection modify "Wired connection 1" \
  ipv4.dns-search "lab.local example.com"

sudo nmcli connection up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nsswitch.conf</text:p>
          </draw:text-box>
        </draw:frame>
        <draw:frame draw:style-name="TransBox" svg:width="15.7350cm" svg:height="13.5500cm" svg:x="1.0000cm" svg:y="4.0000cm">
          <draw:text-box>
            <text:p text:style-name="PBullet">• Controls the resolution order for names, passwords, groups, etc.:</text:p>
            <text:p text:style-name="PBullet">• files = /etc/hosts</text:p>
            <text:p text:style-name="PBullet">• dns = DNS resolver</text:p>
            <text:p text:style-name="PBullet">• myhostname = resolve the machine's own hostname</text:p>
          </draw:text-box>
        </draw:frame>
        <draw:frame draw:style-name="CodeBox" svg:width="15.7350cm" svg:height="13.5500cm" svg:x="17.1350cm" svg:y="4.0000cm">
          <draw:text-box>
            <text:p text:style-name="PCode">grep hosts /etc/nsswitch.conf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nsswitch.conf (cont.)</text:p>
          </draw:text-box>
        </draw:frame>
        <draw:frame draw:style-name="CodeBox" svg:width="31.8700cm" svg:height="13.5500cm" svg:x="1.0000cm" svg:y="4.0000cm">
          <draw:text-box>
            <text:p text:style-name="PCode">hosts: files dns myhostna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DNS and Name Resolution</text:p>
          </draw:text-box>
        </draw:frame>
        <draw:frame draw:style-name="TransBox" svg:width="31.8700cm" svg:height="13.5500cm" svg:x="1.0000cm" svg:y="4.0000cm">
          <draw:text-box>
            <text:p text:style-name="PBullet">✓  Resolution order: When you ping hostname, RHEL checks:</text:p>
            <text:p text:style-name="PBullet">✓  /etc/hosts: Local static name-to-IP mappings. Takes priority over DNS.</text:p>
            <text:p text:style-name="PBullet">✓  /etc/resolv.conf: Points to the stub resolver. On RHEL 10 with systemd-resolved this is</text:p>
            <text:p text:style-name="PBullet">✓  Check DNS resolution</text:p>
            <text:p text:style-name="PBullet">✓  resolvectl — systemd-resolved control</text:p>
            <text:p text:style-name="PBullet">✓  Set DNS servers per connection</text:p>
            <text:p text:style-name="PBullet">✓  Search domains: Now ping app01 resolves to app01.lab.local automatically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